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30000025FAC8EB427.png"/>
  <manifest:file-entry manifest:media-type="image/png" manifest:full-path="Pictures/10000000000000400000004077CDC8F9.png"/>
  <manifest:file-entry manifest:media-type="image/png" manifest:full-path="Pictures/10000201000001F90000019F383DD04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6cm" fo:min-width="15.6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5.5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6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7" style:family="graphic" style:parent-style-name="standard">
      <style:graphic-properties draw:marker-end="Arrowheads_20_3" draw:marker-end-width="0.3cm" draw:textarea-horizontal-align="center" draw:textarea-vertical-align="middle"/>
    </style:style>
    <style:style style:name="gr8" style:family="graphic" style:parent-style-name="standard">
      <style:graphic-properties draw:fill-color="#e6e6ff" draw:textarea-horizontal-align="center" draw:textarea-vertical-align="middle"/>
    </style:style>
    <style:style style:name="gr9" style:family="graphic" style:parent-style-name="standard">
      <style:graphic-properties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resentation_5f_template_5f_feb05-notes">
      <style:graphic-properties draw:fill-color="#ffffff" draw:auto-grow-height="true" fo:min-height="8.458cm"/>
    </style:style>
    <style:style style:name="pr2" style:family="presentation" style:parent-style-name="content-title">
      <style:graphic-properties draw:fill-color="#ffffff" draw:auto-grow-height="true" fo:min-height="1.869cm"/>
    </style:style>
    <style:style style:name="pr3" style:family="presentation" style:parent-style-name="content-subtitle">
      <style:graphic-properties draw:fill-color="#ffffff" fo:min-height="14.702cm"/>
    </style:style>
    <style:style style:name="pr4" style:family="presentation" style:parent-style-name="content-notes">
      <style:graphic-properties draw:fill-color="#ffffff" fo:min-height="11.432cm"/>
    </style:style>
    <style:style style:name="pr5" style:family="presentation" style:parent-style-name="content-title">
      <style:graphic-properties draw:fill-color="#ffffff" fo:min-height="1.869cm"/>
    </style:style>
    <style:style style:name="pr6" style:family="presentation" style:parent-style-name="content-subtitle">
      <style:graphic-properties draw:fill-color="#ffffff" fo:min-height="19.0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30pt" fo:font-weight="bold"/>
    </style:style>
    <style:style style:name="P3" style:family="paragraph">
      <style:paragraph-properties fo:margin-left="0cm" fo:margin-right="0cm" fo:text-indent="0cm"/>
      <style:text-properties fo:color="#ffffff" fo:font-family="'Nimbus Sans'" style:font-style-name="Regular" style:font-family-generic="roman" style:font-pitch="variable" fo:font-size="20pt" fo:font-weight="bold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cm" fo:margin-right="0cm" fo:text-indent="0cm"/>
      <style:text-properties fo:font-size="48pt"/>
    </style:style>
    <style:style style:name="P6" style:family="paragraph">
      <style:text-properties fo:font-size="48pt"/>
    </style:style>
    <style:style style:name="P7" style:family="paragraph">
      <style:text-properties fo:font-size="32pt"/>
    </style:style>
    <style:style style:name="P8" style:family="paragraph">
      <style:paragraph-properties fo:margin-left="0cm" fo:margin-right="0cm" fo:text-indent="0cm"/>
      <style:text-properties fo:font-size="28pt"/>
    </style:style>
    <style:style style:name="P9" style:family="paragraph">
      <style:text-properties fo:font-size="28pt"/>
    </style:style>
    <style:style style:name="P10" style:family="paragraph">
      <style:paragraph-properties fo:margin-left="0cm" fo:margin-right="0cm" fo:text-indent="0cm"/>
      <style:text-properties fo:font-size="96pt"/>
    </style:style>
    <style:style style:name="T1" style:family="text">
      <style:text-properties fo:color="#ffffff" fo:font-family="'Nimbus Sans L'" style:font-pitch="variable" fo:font-size="30pt" fo:font-weight="bold"/>
    </style:style>
    <style:style style:name="T2" style:family="text">
      <style:text-properties fo:color="#ffffff" fo:font-family="'Nimbus Sans L'" style:font-pitch="variable" fo:font-size="20pt" fo:font-weight="bold"/>
    </style:style>
    <style:style style:name="T3" style:family="text">
      <style:text-properties fo:color="#ffffff" fo:font-family="'Nimbus Sans L'" style:font-pitch="variable" fo:font-size="26pt" fo:font-weight="bold"/>
    </style:style>
    <style:style style:name="T4" style:family="text">
      <style:text-properties fo:color="#ffffff" fo:font-family="'Nimbus Sans L'" style:font-pitch="variable" fo:font-size="24pt" fo:font-weight="bold"/>
    </style:style>
    <style:style style:name="T5" style:family="text">
      <style:text-properties fo:color="#ffffff" fo:font-family="'Nimbus Sans'" style:font-style-name="Regular" style:font-family-generic="roman" style:font-pitch="variable" fo:font-size="20pt" fo:font-weight="bold"/>
    </style:style>
    <style:style style:name="T6" style:family="text">
      <style:text-properties fo:color="#ffffff" fo:font-family="'Nimbus Sans'" style:font-style-name="Regular" style:font-family-generic="roman" style:font-pitch="variable" fo:font-size="18pt" fo:font-weight="normal"/>
    </style:style>
    <style:style style:name="T7" style:family="text">
      <style:text-properties fo:font-size="32pt"/>
    </style:style>
    <style:style style:name="T8" style:family="text">
      <style:text-properties fo:font-size="48pt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font-size="28pt"/>
    </style:style>
    <style:style style:name="T11" style:family="text">
      <style:text-properties fo:font-size="96pt"/>
    </style:style>
    <text:list-style style:name="L1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00" fo:font-size="100%"/>
      </text:list-level-style-number>
      <text:list-level-style-number text:level="7" style:num-format="">
        <style:list-level-properties text:space-before="5.08cm"/>
        <style:text-properties fo:color="#010000" fo:font-size="100%"/>
      </text:list-level-style-number>
      <text:list-level-style-number text:level="8" style:num-format="">
        <style:list-level-properties text:space-before="5.08cm"/>
        <style:text-properties fo:color="#000000" fo:font-size="100%"/>
      </text:list-level-style-number>
      <text:list-level-style-number text:level="9" style:num-format="">
        <style:list-level-properties text:space-before="5.08cm"/>
        <style:text-properties fo:color="#b80b00" fo:font-size="100%"/>
      </text:list-level-style-number>
    </text:list-style>
  </office:automatic-styles>
  <office:body>
    <office:presentation>
      <draw:page draw:name="page1" draw:style-name="dp1" draw:master-page-name="Presentation_5f_template_5f_feb05" presentation:presentation-page-layout-name="AL1T0">
        <draw:frame draw:style-name="gr1" draw:text-style-name="P2" draw:layer="layout" svg:width="17.782cm" svg:height="5.335cm" svg:x="3.696cm" svg:y="14.597cm">
          <draw:text-box>
            <text:p text:style-name="P1"><text:span text:style-name="T1">Provisioning With Cobbler</text:span><text:span text:style-name="T1"><text:tab/></text:span><text:span text:style-name="T1"><text:tab/></text:span></text:p>
            <text:p text:style-name="P1"><text:span text:style-name="T2"/></text:p>
            <text:p text:style-name="P1"><text:span text:style-name="T3">Michael DeHaan</text:span></text:p>
            <text:p text:style-name="P1"><text:span text:style-name="T4">2007</text:span></text:p>
          </draw:text-box>
        </draw:frame>
        <draw:frame draw:style-name="gr2" draw:text-style-name="P3" draw:layer="layout" svg:width="5.551cm" svg:height="3.151cm" svg:x="2.464cm" svg:y="10.839cm">
          <draw:text-box>
            <text:p text:style-name="P1"><text:span text:style-name="T5"/></text:p>
            <text:p text:style-name="P1"><text:span text:style-name="T6"/></text:p>
            <text:p text:style-name="P1"><text:span text:style-name="T6"/></text:p>
            <text:p text:style-name="P1"><text:span text:style-name="T5"/></text:p>
          </draw:text-box>
        </draw:frame>
        <presentation:notes draw:style-name="dp2">
          <draw:page-thumbnail draw:style-name="gr3" draw:layer="layout" svg:width="12.7cm" svg:height="9.526cm" svg:x="3.175cm" svg:y="1.905cm" draw:page-number="1"/>
          <draw:frame presentation:style-name="pr1" draw:text-style-name="P1" draw:layer="layout" svg:width="21.69cm" svg:height="8.458cm" svg:x="1.866cm" svg:y="8.991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>
        <draw:frame presentation:style-name="pr2" draw:text-style-name="P4" draw:layer="layout" svg:width="23.8cm" svg:height="1.869cm" svg:x="1.889cm" svg:y="2.807cm" presentation:class="title" presentation:user-transformed="true">
          <draw:text-box>
            <text:p text:style-name="P4"><text:span text:style-name="T7">Common Provisioning Goals</text:span></text:p>
          </draw:text-box>
        </draw:frame>
        <draw:frame presentation:style-name="pr3" draw:text-style-name="P6" draw:layer="layout" svg:width="23.8cm" svg:height="14.702cm" svg:x="1.597cm" svg:y="5.163cm" presentation:class="subtitle">
          <draw:text-box>
            <text:p text:style-name="P5"><text:span text:style-name="T8">Fully Automated Installs</text:span></text:p>
            <text:p text:style-name="P5"><text:span text:style-name="T8">PXE</text:span></text:p>
            <text:p text:style-name="P5"><text:span text:style-name="T8">Reinstalls (w/o PXE)</text:span></text:p>
            <text:p text:style-name="P5"><text:span text:style-name="T8">Virtualization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0">
        <draw:frame presentation:style-name="pr2" draw:text-style-name="P4" draw:layer="layout" svg:width="23.8cm" svg:height="1.869cm" svg:x="1.697cm" svg:y="2.778cm" presentation:class="title" presentation:user-transformed="true">
          <draw:text-box>
            <text:p text:style-name="P4"><text:span text:style-name="T7">Existing Solutions Are (Usually) ...</text:span>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<text:span text:style-name="T7">Non-comprehensive</text:span></text:p>
            <text:p text:style-name="P1"><text:span text:style-name="T7">Bought ($$$) or Custom-Built ($$$)</text:span></text:p>
            <text:p text:style-name="P1"><text:span text:style-name="T7">Limited In Scope</text:span></text:p>
            <text:p text:style-name="P1"/>
          </draw:text-box>
        </draw:frame>
        <presentation:notes draw:style-name="dp2">
          <draw:page-thumbnail draw:style-name="gr3" draw:layer="layout" svg:width="12.7cm" svg:height="9.526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0">
        <draw:frame presentation:style-name="pr2" draw:text-style-name="P4" draw:layer="layout" svg:width="23.8cm" svg:height="1.869cm" svg:x="1.697cm" svg:y="2.778cm" presentation:class="title" presentation:user-transformed="true">
          <draw:text-box>
            <text:p text:style-name="P4"><text:span text:style-name="T7">Cobbler Is...</text:span></text:p>
          </draw:text-box>
        </draw:frame>
        <draw:frame presentation:style-name="pr3" draw:text-style-name="P6" draw:layer="layout" svg:width="23.8cm" svg:height="14.702cm" svg:x="1.597cm" svg:y="5.108cm" presentation:class="subtitle" presentation:user-transformed="true">
          <draw:text-box>
            <text:p text:style-name="P5"><text:span text:style-name="T7">Simple / Unified</text:span></text:p>
            <text:p text:style-name="P5"><text:span text:style-name="T7">Open / Sharable</text:span></text:p>
            <text:p text:style-name="P5"><text:span text:style-name="T7">Feature-Rich</text:span></text:p>
            <text:p text:style-name="P5"><text:span text:style-name="T8"/></text:p>
          </draw:text-box>
        </draw:frame>
        <presentation:notes draw:style-name="dp2">
          <draw:page-thumbnail draw:style-name="gr3" draw:layer="layout" svg:width="12.7cm" svg:height="9.526cm" svg:x="3.175cm" svg:y="1.905cm" draw:page-number="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9">
        <draw:frame presentation:style-name="pr2" draw:text-style-name="P1" draw:layer="layout" svg:width="23.8cm" svg:height="1.869cm" svg:x="1.697cm" svg:y="2.778cm" presentation:class="title">
          <draw:text-box>
            <text:p text:style-name="P1">Cobbler In Action....</text:p>
          </draw:text-box>
        </draw:frame>
        <presentation:notes draw:style-name="dp2">
          <draw:page-thumbnail draw:style-name="gr3" draw:layer="layout" svg:width="12.7cm" svg:height="9.526cm" svg:x="3.175cm" svg:y="1.905cm" draw:page-number="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0">
        <draw:frame presentation:style-name="pr5" draw:text-style-name="P7" draw:layer="layout" svg:width="23.8cm" svg:height="1.869cm" svg:x="1.697cm" svg:y="2.778cm" presentation:class="title" presentation:user-transformed="true">
          <draw:text-box>
            <text:p text:style-name="P4"><text:span text:style-name="T7">Importing A DVD</text:span>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cobbler check </text:p>
            <text:p text:style-name="P1">(and edit /var/lib/cobbler/settings)</text:p>
            <text:p text:style-name="P1"/>
            <text:p text:style-name="P1">cobbler import</text:p>
            <text:p text:style-name="P1">--mirror=/media/dvd</text:p>
            <text:p text:style-name="P1">--name=FC-7</text:p>
          </draw:text-box>
        </draw:frame>
        <presentation:notes draw:style-name="dp2">
          <draw:page-thumbnail draw:style-name="gr3" draw:layer="layout" svg:width="12.7cm" svg:height="9.526cm" svg:x="3.175cm" svg:y="1.905cm" draw:page-number="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Behind The Scenes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<text:span text:style-name="T9">Input</text:span></text:p>
            <text:p text:style-name="P1">/usr/bin/cobbler -&gt; /var/lib/cobbler/*</text:p>
            <text:p text:style-name="P1"/>
            <text:p text:style-name="P1"><text:span text:style-name="T9">Output</text:span></text:p>
            <text:p text:style-name="P1">/tftpboot/*</text:p>
            <text:p text:style-name="P1">/var/www/cobbler/*</text:p>
            <text:p text:style-name="P1">/etc/dhcp.conf</text:p>
            <text:p text:style-name="P1"/>
          </draw:text-box>
        </draw:frame>
        <presentation:notes draw:style-name="dp2">
          <draw:page-thumbnail draw:style-name="gr3" draw:layer="layout" svg:width="12.7cm" svg:height="9.526cm" svg:x="3.175cm" svg:y="1.905cm" draw:page-number="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Configuration Concepts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/>
            <text:p text:style-name="P1"/>
            <text:p text:style-name="P1"/>
          </draw:text-box>
        </draw:frame>
        <draw:rect draw:style-name="gr4" draw:layer="layout" svg:width="6.505cm" svg:height="2.728cm" svg:x="6.228cm" svg:y="6.449cm">
          <text:p text:style-name="P1">Distributions</text:p>
        </draw:rect>
        <draw:rect draw:style-name="gr4" draw:layer="layout" svg:width="6.449cm" svg:height="2.921cm" svg:x="6.201cm" svg:y="11.107cm">
          <text:p text:style-name="P1">Profiles</text:p>
        </draw:rect>
        <draw:rect draw:style-name="gr4" draw:layer="layout" svg:width="6.367cm" svg:height="3.252cm" svg:x="6.283cm" svg:y="15.351cm">
          <text:p text:style-name="P1">Systems</text:p>
        </draw:rect>
        <draw:rect draw:style-name="gr4" draw:layer="layout" svg:width="7.194cm" svg:height="2.811cm" svg:x="15.268cm" svg:y="11.134cm">
          <text:p text:style-name="P1">Repos</text:p>
        </draw:rect>
        <draw:line draw:style-name="gr5" draw:layer="layout" svg:x1="15.186cm" svg:y1="12.595cm" svg:x2="12.733cm" svg:y2="12.595cm">
          <text:p text:style-name="P1"/>
        </draw:line>
        <draw:line draw:style-name="gr6" draw:layer="layout" svg:x1="9.591cm" svg:y1="15.268cm" svg:x2="9.591cm" svg:y2="14.111cm">
          <text:p text:style-name="P1"/>
        </draw:line>
        <draw:line draw:style-name="gr7" draw:layer="layout" svg:x1="9.508cm" svg:y1="10.969cm" svg:x2="9.508cm" svg:y2="9.315cm">
          <text:p text:style-name="P1"/>
        </draw:line>
        <presentation:notes draw:style-name="dp2">
          <draw:page-thumbnail draw:style-name="gr3" draw:layer="layout" svg:width="12.7cm" svg:height="9.526cm" svg:x="3.175cm" svg:y="1.905cm" draw:page-number="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9">
        <draw:frame presentation:style-name="pr2" draw:text-style-name="P1" draw:layer="layout" svg:width="23.8cm" svg:height="1.869cm" svg:x="1.697cm" svg:y="2.778cm" presentation:class="title">
          <draw:text-box>
            <text:p text:style-name="P1">Configuration Concepts</text:p>
          </draw:text-box>
        </draw:frame>
        <draw:rect draw:style-name="gr8" draw:text-style-name="P1" draw:layer="layout" svg:width="7.193cm" svg:height="2.756cm" svg:x="9.121cm" svg:y="6.533cm">
          <text:p text:style-name="P1">Distributions</text:p>
        </draw:rect>
        <draw:rect draw:style-name="gr4" draw:layer="layout" svg:width="5.402cm" svg:height="2.012cm" svg:x="3.06cm" svg:y="12.54cm">
          <text:p text:style-name="P1">kernel</text:p>
        </draw:rect>
        <draw:rect draw:style-name="gr4" draw:layer="layout" svg:width="5.209cm" svg:height="1.957cm" svg:x="10.914cm" svg:y="12.485cm">
          <text:p text:style-name="P1">initrd</text:p>
        </draw:rect>
        <draw:line draw:style-name="gr9" draw:layer="layout" svg:x1="5.649cm" svg:y1="12.43cm" svg:x2="11.712cm" svg:y2="9.288cm">
          <text:p text:style-name="P1"/>
        </draw:line>
        <draw:line draw:style-name="gr9" draw:layer="layout" svg:x1="13.394cm" svg:y1="12.375cm" svg:x2="13.366cm" svg:y2="9.233cm">
          <text:p text:style-name="P1"/>
        </draw:line>
        <draw:rect draw:style-name="gr4" draw:layer="layout" svg:width="6.174cm" svg:height="1.902cm" svg:x="16.812cm" svg:y="12.54cm">
          <text:p text:style-name="P1">metadata</text:p>
        </draw:rect>
        <draw:line draw:style-name="gr9" draw:layer="layout" svg:x1="19.016cm" svg:y1="12.43cm" svg:x2="14.579cm" svg:y2="9.315cm">
          <text:p text:style-name="P1"/>
        </draw:line>
        <draw:rect draw:style-name="gr4" draw:layer="layout" svg:width="6.339cm" svg:height="1.902cm" svg:x="12.595cm" svg:y="16.426cm">
          <text:p text:style-name="P1">tree</text:p>
        </draw:rect>
        <draw:line draw:style-name="gr9" draw:layer="layout" svg:x1="17.087cm" svg:y1="16.454cm" svg:x2="19.843cm" svg:y2="14.442cm">
          <text:p text:style-name="P1"/>
        </draw:line>
        <draw:rect draw:style-name="gr4" draw:layer="layout" svg:width="6.559cm" svg:height="2.039cm" svg:x="3.748cm" svg:y="16.509cm">
          <text:p text:style-name="P1">arch</text:p>
        </draw:rect>
        <draw:line draw:style-name="gr10" draw:layer="layout" svg:x1="7.303cm" svg:y1="16.509cm" svg:x2="12.485cm" svg:y2="9.315cm">
          <text:p text:style-name="P1"/>
        </draw:line>
        <presentation:notes draw:style-name="dp2">
          <draw:page-thumbnail draw:style-name="gr3" draw:layer="layout" svg:width="12.7cm" svg:height="9.526cm" svg:x="3.175cm" svg:y="1.905cm" draw:page-number="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9">
        <draw:frame presentation:style-name="pr5" draw:layer="layout" svg:width="23.8cm" svg:height="1.869cm" svg:x="1.697cm" svg:y="2.778cm" presentation:class="title">
          <draw:text-box>
            <text:p text:style-name="P1">Configuration Concepts</text:p>
          </draw:text-box>
        </draw:frame>
        <draw:rect draw:style-name="gr8" draw:text-style-name="P1" draw:layer="layout" svg:width="8.957cm" svg:height="2.701cm" svg:x="8.681cm" svg:y="6.917cm">
          <text:p text:style-name="P1">Profile</text:p>
        </draw:rect>
        <draw:line draw:style-name="gr9" draw:layer="layout" svg:x1="7.193cm" svg:y1="12.816cm" svg:x2="11.465cm" svg:y2="9.618cm">
          <text:p text:style-name="P1"/>
        </draw:line>
        <draw:rect draw:style-name="gr4" draw:layer="layout" svg:width="7.331cm" svg:height="2.15cm" svg:x="1.765cm" svg:y="12.843cm">
          <text:p text:style-name="P1">distribution</text:p>
        </draw:rect>
        <draw:rect draw:style-name="gr4" draw:layer="layout" svg:width="7.8cm" svg:height="2.095cm" svg:x="15.82cm" svg:y="12.871cm">
          <text:p text:style-name="P1">kickstart</text:p>
        </draw:rect>
        <draw:line draw:style-name="gr9" draw:layer="layout" svg:x1="16.508cm" svg:y1="12.815cm" svg:x2="13.67cm" svg:y2="9.618cm">
          <text:p text:style-name="P1"/>
        </draw:line>
        <draw:rect draw:style-name="gr4" draw:layer="layout" svg:width="6.945cm" svg:height="2.122cm" svg:x="4.63cm" svg:y="16.426cm">
          <text:p text:style-name="P1">repositories</text:p>
        </draw:rect>
        <draw:line draw:style-name="gr10" draw:layer="layout" svg:x1="9.591cm" svg:y1="16.426cm" svg:x2="12.181cm" svg:y2="9.618cm">
          <text:p text:style-name="P1"/>
        </draw:line>
        <draw:rect draw:style-name="gr4" draw:layer="layout" svg:width="6.504cm" svg:height="2.122cm" svg:x="12.457cm" svg:y="16.426cm">
          <text:p text:style-name="P1">metadata</text:p>
        </draw:rect>
        <draw:line draw:style-name="gr10" draw:layer="layout" svg:x1="14.937cm" svg:y1="16.371cm" svg:x2="12.87cm" svg:y2="9.618cm">
          <text:p text:style-name="P1"/>
        </draw:line>
        <presentation:notes draw:style-name="dp2">
          <draw:page-thumbnail draw:style-name="gr3" draw:layer="layout" svg:width="12.7cm" svg:height="9.526cm" svg:x="3.175cm" svg:y="1.905cm" draw:page-number="1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9">
        <draw:frame presentation:style-name="pr2" draw:text-style-name="P1" draw:layer="layout" svg:width="23.8cm" svg:height="1.869cm" svg:x="1.697cm" svg:y="2.778cm" presentation:class="title">
          <draw:text-box>
            <text:p text:style-name="P1">Configuration Concepts</text:p>
          </draw:text-box>
        </draw:frame>
        <draw:rect draw:style-name="gr8" draw:text-style-name="P1" draw:layer="layout" svg:width="7.855cm" svg:height="3.115cm" svg:x="10.004cm" svg:y="6.89cm">
          <text:p text:style-name="P1">System</text:p>
        </draw:rect>
        <draw:rect draw:style-name="gr4" draw:layer="layout" svg:width="5.732cm" svg:height="1.819cm" svg:x="2.562cm" svg:y="12.953cm">
          <text:p text:style-name="P1">MAC Addr</text:p>
        </draw:rect>
        <draw:rect draw:style-name="gr4" draw:layer="layout" svg:width="5.788cm" svg:height="1.736cm" svg:x="12.622cm" svg:y="16.509cm">
          <text:p text:style-name="P1">IP (?)</text:p>
        </draw:rect>
        <draw:rect draw:style-name="gr4" draw:layer="layout" svg:width="5.402cm" svg:height="1.737cm" svg:x="18.961cm" svg:y="12.953cm">
          <text:p text:style-name="P1">profile</text:p>
        </draw:rect>
        <draw:rect draw:style-name="gr4" draw:layer="layout" svg:width="4.547cm" svg:height="1.901cm" svg:x="7.055cm" svg:y="16.537cm">
          <text:p text:style-name="P1">metadata</text:p>
        </draw:rect>
        <draw:line draw:style-name="gr9" draw:layer="layout" svg:x1="6.449cm" svg:y1="12.898cm" svg:x2="11.603cm" svg:y2="9.977cm">
          <text:p text:style-name="P1"/>
        </draw:line>
        <draw:line draw:style-name="gr9" draw:layer="layout" svg:x1="9.756cm" svg:y1="16.481cm" svg:x2="12.953cm" svg:y2="9.949cm">
          <text:p text:style-name="P1"/>
        </draw:line>
        <draw:line draw:style-name="gr9" draw:layer="layout" svg:x1="15.02cm" svg:y1="16.426cm" svg:x2="14.827cm" svg:y2="10.004cm">
          <text:p text:style-name="P1"/>
        </draw:line>
        <draw:line draw:style-name="gr9" draw:layer="layout" svg:x1="21.524cm" svg:y1="12.926cm" svg:x2="15.82cm" svg:y2="9.95cm">
          <text:p text:style-name="P1"/>
        </draw:line>
        <presentation:notes draw:style-name="dp2">
          <draw:page-thumbnail draw:style-name="gr3" draw:layer="layout" svg:width="12.7cm" svg:height="9.526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Manual Configurations</text:p>
          </draw:text-box>
        </draw:frame>
        <draw:frame presentation:style-name="pr3" draw:text-style-name="P9" draw:layer="layout" svg:width="23.8cm" svg:height="14.702cm" svg:x="1.597cm" svg:y="5.163cm" presentation:class="subtitle" presentation:user-transformed="true">
          <draw:text-box>
            <text:p text:style-name="P8"><text:span text:style-name="T10">cobbler distro add</text:span></text:p>
            <text:p text:style-name="P8"><text:span text:style-name="T10">cobbler profile add</text:span></text:p>
            <text:p text:style-name="P8"><text:span text:style-name="T10">cobbler system add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0">
        <draw:frame presentation:style-name="pr5" draw:layer="layout" svg:width="23.8cm" svg:height="1.869cm" svg:x="1.67cm" svg:y="2.723cm" presentation:class="title" presentation:user-transformed="true">
          <draw:text-box>
            <text:p text:style-name="P1">Viewing The Configuration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cobbler list</text:p>
            <text:p text:style-name="P1">cobbler report</text:p>
          </draw:text-box>
        </draw:frame>
        <presentation:notes draw:style-name="dp2">
          <draw:page-thumbnail draw:style-name="gr3" draw:layer="layout" svg:width="12.7cm" svg:height="9.526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PXE Setup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manage_dhcp = 1 </text:p>
            <text:p text:style-name="P1">in /var/lib/cobbler/settings</text:p>
            <text:p text:style-name="P1">&amp; “cobbler sync” ...</text:p>
            <text:p text:style-name="P1"/>
            <text:p text:style-name="P1">(or just set your next-server entry)</text:p>
          </draw:text-box>
        </draw:frame>
        <presentation:notes draw:style-name="dp2">
          <draw:page-thumbnail draw:style-name="gr3" draw:layer="layout" svg:width="12.7cm" svg:height="9.526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0">
        <draw:frame presentation:style-name="pr5" draw:layer="layout" svg:width="23.899cm" svg:height="1.869cm" svg:x="1.598cm" svg:y="2.778cm" presentation:class="title" presentation:user-transformed="true">
          <draw:text-box>
            <text:p text:style-name="P1">PXE Menus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Type “menu”</text:p>
            <text:p text:style-name="P1">Pick a profile</text:p>
            <text:p text:style-name="P1">Default = local boot</text:p>
          </draw:text-box>
        </draw:frame>
        <presentation:notes draw:style-name="dp2">
          <draw:page-thumbnail draw:style-name="gr3" draw:layer="layout" svg:width="12.7cm" svg:height="9.526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Introducing koan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koan </text:p>
            <text:p text:style-name="P1">--list-profiles </text:p>
            <text:p text:style-name="P1">--server=bootserv.example.com</text:p>
            <text:p text:style-name="P1"/>
          </draw:text-box>
        </draw:frame>
        <presentation:notes draw:style-name="dp2">
          <draw:page-thumbnail draw:style-name="gr3" draw:layer="layout" svg:width="12.7cm" svg:height="9.526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koan &amp; reinstallation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koan </text:p>
            <text:p text:style-name="P1">--profile=FC6-x86_64-webserver </text:p>
            <text:p text:style-name="P1">--replace-self</text:p>
            <text:p text:style-name="P1">--server=bootserv.example.com</text:p>
          </draw:text-box>
        </draw:frame>
        <presentation:notes draw:style-name="dp2">
          <draw:page-thumbnail draw:style-name="gr3" draw:layer="layout" svg:width="12.7cm" svg:height="9.526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koan &amp; virtualization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koan</text:p>
            <text:p text:style-name="P1">--virt</text:p>
            <text:p text:style-name="P1">--profile=virtual-testbed</text:p>
            <text:p text:style-name="P1">--server=bootserv.example.com</text:p>
          </draw:text-box>
        </draw:frame>
        <presentation:notes draw:style-name="dp2">
          <draw:page-thumbnail draw:style-name="gr3" draw:layer="layout" svg:width="12.7cm" svg:height="9.526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Advanced Features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...</text:p>
          </draw:text-box>
        </draw:frame>
        <presentation:notes draw:style-name="dp2">
          <draw:page-thumbnail draw:style-name="gr3" draw:layer="layout" svg:width="12.7cm" svg:height="9.526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Kernel Options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/var/lib/cobbler/settings</text:p>
            <text:p text:style-name="P1"/>
            <text:p text:style-name="P1">--kopts</text:p>
          </draw:text-box>
        </draw:frame>
        <presentation:notes draw:style-name="dp2">
          <draw:page-thumbnail draw:style-name="gr3" draw:layer="layout" svg:width="12.7cm" svg:height="9.526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Kickstart Templating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examples in /etc/cobbler</text:p>
            <text:p text:style-name="P1">cobbler system add --ksmeta=”foo=2 bar=8”</text:p>
            <text:p text:style-name="P1">“$foo $bar”</text:p>
            <text:p text:style-name="P1">http://cheetahtemplate.org/learn.html</text:p>
          </draw:text-box>
        </draw:frame>
        <presentation:notes draw:style-name="dp2">
          <draw:page-thumbnail draw:style-name="gr3" draw:layer="layout" svg:width="12.7cm" svg:height="9.526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PXE Templating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/etc/cobbler ...</text:p>
            <text:p text:style-name="P1">dhcp.template</text:p>
            <text:p text:style-name="P1">pxedefault.template</text:p>
            <text:p text:style-name="P1">pxeprofile.template</text:p>
            <text:p text:style-name="P1">pxesystem.template</text:p>
          </draw:text-box>
        </draw:frame>
        <presentation:notes draw:style-name="dp2">
          <draw:page-thumbnail draw:style-name="gr3" draw:layer="layout" svg:width="12.7cm" svg:height="9.526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Repository Mirroring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cobbler repo add</text:p>
            <text:p text:style-name="P1">--name=fc6i386updates</text:p>
            <text:p text:style-name="P1">--mirror=http://...</text:p>
            <text:p text:style-name="P1"/>
            <text:p text:style-name="P1">cobbler profile add ... </text:p>
            <text:p text:style-name="P1">--repos=”fc6i386updates fc6i386extras”</text:p>
          </draw:text-box>
        </draw:frame>
        <presentation:notes draw:style-name="dp2">
          <draw:page-thumbnail draw:style-name="gr3" draw:layer="layout" svg:width="12.7cm" svg:height="9.526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Kickstart Tracking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/var/log/cobbler ...</text:p>
            <text:p text:style-name="P1">File Requests</text:p>
            <text:p text:style-name="P1">Syslog</text:p>
            <text:p text:style-name="P1">“cobbler status”</text:p>
          </draw:text-box>
        </draw:frame>
        <presentation:notes draw:style-name="dp2">
          <draw:page-thumbnail draw:style-name="gr3" draw:layer="layout" svg:width="12.7cm" svg:height="9.526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Remote Control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cobbler enchant</text:p>
            <text:p text:style-name="P1">--address=192.168.1.100</text:p>
            <text:p text:style-name="P1">--profile=FC-7-foo</text:p>
            <text:p text:style-name="P1">--virt=yes</text:p>
          </draw:text-box>
        </draw:frame>
        <presentation:notes draw:style-name="dp2">
          <draw:page-thumbnail draw:style-name="gr3" draw:layer="layout" svg:width="12.7cm" svg:height="9.526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0">
        <draw:frame presentation:style-name="pr5" draw:layer="layout" svg:width="23.8cm" svg:height="1.869cm" svg:x="1.697cm" svg:y="2.778cm" presentation:class="title">
          <draw:text-box>
            <text:p text:style-name="P1">Summary</text:p>
          </draw:text-box>
        </draw:frame>
        <draw:frame presentation:style-name="pr3" draw:layer="layout" svg:width="23.8cm" svg:height="14.702cm" svg:x="1.597cm" svg:y="5.163cm" presentation:class="subtitle">
          <draw:text-box>
            <text:p text:style-name="P1">Unified Provisioning Environment</text:p>
            <text:p text:style-name="P1">Easy to Use</text:p>
            <text:p text:style-name="P1">Feature Rich</text:p>
            <text:p text:style-name="P1">Free / Open / Sharable</text:p>
            <text:p text:style-name="P1"/>
          </draw:text-box>
        </draw:frame>
        <presentation:notes draw:style-name="dp2">
          <draw:page-thumbnail draw:style-name="gr3" draw:layer="layout" svg:width="12.7cm" svg:height="9.526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1T0">
        <office:forms form:automatic-focus="false" form:apply-design-mode="false"/>
        <draw:frame presentation:style-name="pr5" draw:layer="layout" svg:width="23.8cm" svg:height="1.869cm" svg:x="1.697cm" svg:y="2.778cm" presentation:class="title" presentation:user-transformed="true">
          <draw:text-box>
            <text:p text:style-name="P1">Useful Links</text:p>
          </draw:text-box>
        </draw:frame>
        <draw:frame presentation:style-name="pr3" draw:layer="layout" svg:width="23.8cm" svg:height="16.248cm" svg:x="1.597cm" svg:y="4.39cm" presentation:class="subtitle" presentation:user-transformed="true">
          <draw:text-box>
            <text:p text:style-name="P1"/>
            <text:p text:style-name="P1"/>
            <text:p text:style-name="P1"><text:a xlink:href="http://cobbler.et.redhat.com/">http://cobbler.et.redhat.com</text:a></text:p>
            <text:p text:style-name="P1">git clone git://et.redhat.com/cobbler</text:p>
            <text:p text:style-name="P1">git clone git://et.redhat.com/koan</text:p>
            <text:p text:style-name="P1">mdehaan@redhat.com</text:p>
            <text:p text:style-name="P1"><text:a xlink:href="mailto:et-mgmt-tools@redhat.com">et-mgmt-tools@redhat.com</text:a></text:p>
            <text:p text:style-name="P1"/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1T0">
        <draw:frame presentation:style-name="pr6" draw:text-style-name="P10" draw:layer="layout" svg:width="25.412cm" svg:height="19.066cm" svg:x="1.597cm" svg:y="0.799cm" presentation:class="subtitle" presentation:user-transformed="true">
          <draw:text-box>
            <text:p text:style-name="P10"><text:span text:style-name="T11">Q&amp;A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"/>
    <draw:marker draw:name="Arrowheads_20_1" draw:display-name="Arrowheads 1" svg:viewBox="0 0 20 30" svg:d="m10 0-10 30h20z"/>
    <draw:marker draw:name="Arrowheads_20_14" draw:display-name="Arrowheads 14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marker draw:name="Arrowheads_20_4" draw:display-name="Arrowheads 4" svg:viewBox="0 0 20 30" svg:d="m10 0-10 30h20z"/>
    <draw:marker draw:name="Arrowheads_20_5" draw:display-name="Arrowheads 5" svg:viewBox="0 0 20 30" svg:d="m10 0-10 30h20z"/>
    <draw:marker draw:name="Arrowheads_20_6" draw:display-name="Arrowheads 6" svg:viewBox="0 0 20 30" svg:d="m10 0-10 30h20z"/>
    <draw:marker draw:name="Arrowheads_20_8" draw:display-name="Arrowheads 8" svg:viewBox="0 0 20 30" svg:d="m10 0-10 30h20z"/>
    <draw:marker draw:name="Arrowheads_20_9" draw:display-name="Arrowheads 9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8" draw:fill-hatch-name="Hatch_20_1" draw:fill-image-name="Bitmape_20_2" draw:fill-image-width="0cm" draw:fill-image-height="0cm" draw:shadow="hidden" draw:shadow-offset-x="0.3cm" draw:shadow-offset-y="0.3cm" draw:shadow-color="#808080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auto-grow-height="false"/>
      <style:text-properties fo:font-family="'Luxi Sans'" style:font-style-name="Regular" style:font-family-generic="roman" style:font-pitch="variable" fo:font-size="19pt"/>
    </style:style>
    <style:style style:name="Subtitle_20_name" style:display-name="Subtitle name" style:family="graphic" style:parent-style-name="standard">
      <style:graphic-properties draw:stroke="none" draw:fill="none"/>
      <style:text-properties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content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Bold" style:font-pitch="variable" fo:font-size="32pt" fo:font-style="normal" fo:text-shadow="none" style:text-underline-style="none" fo:font-weight="bold"/>
    </style:style>
    <style:style style:name="content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cm" fo:margin-right="0cm" fo:margin-top="0.267cm" fo:margin-bottom="0cm" fo:line-height="100%" fo:text-align="start" text:enable-numbering="tru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Presentation_5f_template_5f_feb05-title" style:display-name="Presentation_template_feb05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32pt" fo:font-style="normal" fo:text-shadow="none" style:text-underline-style="none" fo:font-weight="bold" style:font-size-asian="24pt"/>
    </style:style>
    <style:style style:name="Presentation_5f_template_5f_feb05-subtitle" style:display-name="Presentation_template_feb05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Presentation_5f_template_5f_feb05-background" style:display-name="Presentation_template_feb05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esentation_5f_template_5f_feb05-backgroundobjects" style:display-name="Presentation_template_feb05-backgroundobjects" style:family="presentation">
      <style:graphic-properties draw:shadow="hidden" draw:shadow-offset-x="0.3cm" draw:shadow-offset-y="0.3cm" draw:shadow-color="#808080"/>
    </style:style>
    <style:style style:name="Presentation_5f_template_5f_feb05-notes" style:display-name="Presentation_template_feb05-notes" style:family="presentation">
      <style:graphic-properties draw:stroke="none" draw:fill="none">
        <text:list-style>
          <text:list-level-style-number text:level="1" style:num-format=""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Presentation_5f_template_5f_feb05-outline1" style:display-name="Presentation_template_feb05-outline1" style:family="presentation">
      <style:graphic-properties draw:stroke="none" draw:fill="none">
        <text:list-style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0pt" fo:font-style="normal" fo:text-shadow="none" style:text-underline-style="none" fo:font-weight="normal" style:font-size-asian="24pt"/>
    </style:style>
    <style:style style:name="Presentation_5f_template_5f_feb05-outline2" style:display-name="Presentation_template_feb05-outline2" style:family="presentation" style:parent-style-name="Presentation_5f_template_5f_feb05-outline1">
      <style:paragraph-properties fo:margin-left="2.063cm" fo:margin-right="0cm" fo:margin-top="0.233cm" fo:margin-bottom="0cm" fo:line-height="100%" fo:text-align="center" text:enable-numbering="fals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3" style:display-name="Presentation_template_feb05-outline3" style:family="presentation" style:parent-style-name="Presentation_5f_template_5f_feb05-outline2">
      <style:paragraph-properties fo:margin-left="3.175cm" fo:margin-right="0cm" fo:margin-top="0.202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4" style:display-name="Presentation_template_feb05-outline4" style:family="presentation" style:parent-style-name="Presentation_5f_template_5f_feb05-outline3">
      <style:paragraph-properties fo:margin-left="4.44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5" style:display-name="Presentation_template_feb05-outline5" style:family="presentation" style:parent-style-name="Presentation_5f_template_5f_feb05-outline4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6" style:display-name="Presentation_template_feb05-outline6" style:family="presentation" style:parent-style-name="Presentation_5f_template_5f_feb05-outline5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7" style:display-name="Presentation_template_feb05-outline7" style:family="presentation" style:parent-style-name="Presentation_5f_template_5f_feb05-outline6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8" style:display-name="Presentation_template_feb05-outline8" style:family="presentation" style:parent-style-name="Presentation_5f_template_5f_feb05-outline7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9" style:display-name="Presentation_template_feb05-outline9" style:family="presentation" style:parent-style-name="Presentation_5f_template_5f_feb05-outline8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content-title">
      <style:graphic-properties draw:fill-color="#ffffff" draw:auto-grow-height="false" fo:min-height="3.507cm"/>
    </style:style>
    <style:style style:name="pr2" style:family="presentation" style:parent-style-name="content-outline1" style:list-style-name="L2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0.952cm" fo:margin-right="0cm" fo:text-indent="-0.952cm"/>
      <style:text-properties style:font-size-asian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22pt"/>
    </style:style>
    <style:style style:name="T2" style:family="text">
      <style:text-properties fo:color="#ff0000" fo:font-size="12pt"/>
    </style:style>
    <text:list-style style:name="L1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</text:list-style>
    <text:list-style style:name="L3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content" style:page-layout-name="PM1" draw:style-name="dp1">
      <office:forms form:automatic-focus="false" form:apply-design-mode="false"/>
      <draw:frame draw:style-name="gr1" draw:layer="backgroundobjects" svg:width="6.066cm" svg:height="1.582cm" svg:x="7.932cm" svg:y="19.132cm">
        <draw:text-box>
          <text:p text:style-name="P1"/>
        </draw:text-box>
      </draw:frame>
      <draw:frame presentation:style-name="pr1" draw:text-style-name="P2" draw:layer="backgroundobjects" svg:width="23.8cm" svg:height="1.868cm" svg:x="1.697cm" svg:y="2.778cm" presentation:class="title">
        <draw:text-box>
          <text:p text:style-name="P1">Replace slide headline here</text:p>
        </draw:text-box>
      </draw:frame>
      <draw:frame presentation:style-name="pr2" draw:text-style-name="P5" draw:layer="backgroundobjects" svg:width="23.8cm" svg:height="14.701cm" svg:x="1.597cm" svg:y="5.163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/></text:p>
                </text:list-item>
              </text:list>
            </text:list-item>
          </text:list>
        </draw:text-box>
      </draw:frame>
      <draw:frame draw:style-name="gr2" draw:text-style-name="P6" draw:layer="backgroundobjects" svg:width="4.825cm" svg:height="3.966cm" svg:x="22.086cm" svg:y="15.875cm">
        <draw:image xlink:href="Pictures/10000201000001F90000019F383DD049.pn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rect draw:style-name="gr3" draw:text-style-name="P6" draw:layer="backgroundobjects" svg:width="19.05cm" svg:height="25.4cm" svg:x="0cm" svg:y="0cm">
          <text:p text:style-name="P1"/>
        </draw:rect>
        <draw:frame draw:style-name="gr4" draw:layer="backgroundobjects" svg:width="8.255cm" svg:height="1.43cm" svg:x="0cm" svg:y="0cm">
          <draw:text-box>
            <text:p text:style-name="P1"/>
          </draw:text-box>
        </draw:frame>
        <draw:frame draw:style-name="gr5" draw:layer="backgroundobjects" svg:width="8.255cm" svg:height="1.43cm" svg:x="10.795cm" svg:y="0cm">
          <draw:text-box>
            <text:p text:style-name="P1"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gr6" draw:layer="backgroundobjects" svg:width="8.255cm" svg:height="1.43cm" svg:x="0cm" svg:y="23.97cm">
          <draw:text-box>
            <text:p text:style-name="P1"/>
          </draw:text-box>
        </draw:frame>
        <draw:frame draw:style-name="gr7" draw:layer="backgroundobjects" svg:width="8.255cm" svg:height="1.271cm" svg:x="10.795cm" svg:y="24.129cm">
          <draw:text-box>
            <text:p text:style-name="P7"><text:span text:style-name="T2"><text:page-number>1</text:page-number></text:span></text:p>
          </draw:text-box>
        </draw:frame>
      </presentation:notes>
    </style:master-page>
    <style:master-page style:name="Presentation_5f_template_5f_feb05" style:display-name="Presentation_template_feb05" style:page-layout-name="PM1" draw:style-name="dp2">
      <draw:frame presentation:style-name="Presentation_5f_template_5f_feb05-title" draw:layer="backgroundobjects" svg:width="12.12cm" svg:height="3.214cm" svg:x="2.797cm" svg:y="6.334cm" presentation:class="title" presentation:placeholder="true">
        <draw:text-box/>
      </draw:frame>
      <draw:frame presentation:style-name="Presentation_5f_template_5f_feb05-outline1" draw:layer="backgroundobjects" svg:width="13.919cm" svg:height="2.821cm" svg:x="3.118cm" svg:y="12.779cm" presentation:class="outline" presentation:placeholder="true">
        <draw:text-box/>
      </draw:frame>
      <draw:frame draw:style-name="gr8" draw:text-style-name="P1" draw:layer="backgroundobjects" svg:width="0.23cm" svg:height="1.174cm" svg:x="9.97cm" svg:y="3.796cm">
        <draw:text-box>
          <text:p text:style-name="P1"/>
        </draw:text-box>
      </draw:frame>
      <draw:frame draw:style-name="gr8" draw:text-style-name="P1" draw:layer="backgroundobjects" svg:width="13.344cm" svg:height="1.174cm" svg:x="3.068cm" svg:y="6.557cm">
        <draw:text-box>
          <text:p text:style-name="P1"/>
        </draw:text-box>
      </draw:frame>
      <draw:frame draw:style-name="gr2" draw:text-style-name="P6" draw:layer="backgroundobjects" svg:width="28.234cm" svg:height="21.776cm" svg:x="0cm" svg:y="-0.776cm">
        <draw:image xlink:href="Pictures/10000000000003130000025FAC8EB427.png" xlink:type="simple" xlink:show="embed" xlink:actuate="onLoad">
          <text:p text:style-name="P1"/>
        </draw:image>
      </draw:frame>
      <presentation:notes style:page-layout-name="PM2">
        <draw:page-thumbnail presentation:style-name="Presentation_5f_template_5f_feb05-title" draw:layer="backgroundobjects" svg:width="9.999cm" svg:height="9.999cm" svg:x="0cm" svg:y="0cm" presentation:class="page"/>
        <draw:frame presentation:style-name="Presentation_5f_template_5f_feb05-notes" draw:layer="backgroundobjects" svg:width="21.69cm" svg:height="8.457cm" svg:x="1.866cm" svg:y="8.9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drienne yancey</meta:initial-creator>
    <meta:creation-date>2007-02-02T09:48:33</meta:creation-date>
    <dc:date>2007-04-02T15:37:03</dc:date>
    <meta:print-date>2007-04-02T12:53:30</meta:print-date>
    <dc:language>en-US</dc:language>
    <meta:editing-cycles>6</meta:editing-cycles>
    <meta:editing-duration>PT4H13M31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